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1.661cm" fo:break-before="auto" style:use-optimal-row-height="true"/>
    </style:style>
    <style:style style:name="ro3" style:family="table-row">
      <style:table-row-properties style:row-height="8.897cm" fo:break-before="auto" style:use-optimal-row-height="tru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8.345cm" fo:break-before="auto" style:use-optimal-row-height="true"/>
    </style:style>
    <style:style style:name="ro6" style:family="table-row">
      <style:table-row-properties style:row-height="10.557cm" fo:break-before="auto" style:use-optimal-row-height="true"/>
    </style:style>
    <style:style style:name="ro7" style:family="table-row">
      <style:table-row-properties style:row-height="10.003cm" fo:break-before="auto" style:use-optimal-row-height="true"/>
    </style:style>
    <style:style style:name="ro8" style:family="table-row">
      <style:table-row-properties style:row-height="11.10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5.027cm" fo:break-before="auto" style:use-optimal-row-height="true"/>
    </style:style>
    <style:style style:name="ro11" style:family="table-row">
      <style:table-row-properties style:row-height="7.791cm" fo:break-before="auto" style:use-optimal-row-height="true"/>
    </style:style>
    <style:style style:name="ro12" style:family="table-row">
      <style:table-row-properties style:row-height="7.239cm" fo:break-before="auto" style:use-optimal-row-height="true"/>
    </style:style>
    <style:style style:name="ro13" style:family="table-row">
      <style:table-row-properties style:row-height="9.451cm" fo:break-before="auto" style:use-optimal-row-height="true"/>
    </style:style>
    <style:style style:name="ro14" style:family="table-row">
      <style:table-row-properties style:row-height="12.7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up.py:64</text:p>
          </table:table-cell>
          <table:table-cell office:value-type="string" calcext:value-type="string">
            <text:p>os.system("python setup.py sdist bdist_wheel upload")</text:p>
          </table:table-cell>
          <table:table-cell office:value-type="string" calcext:value-type="string">
            <text:p>OS Command Injection / Unsafe Shell Execution. Использование os.system вызывает подолочку (shell). Если переменные окружения или путь к python будут подменены злоумышленником, это может привести к выполнению произвольного кода. Хотя это скрипт сборки, использование os.system считается плохой практикой.</text:p>
          </table:table-cell>
          <table:table-cell office:value-type="string" calcext:value-type="string">
            <text:p>CWE-78 (OS Command Injection)</text:p>
          </table:table-cell>
          <table:table-cell office:value-type="string" calcext:value-type="string">
            <text:p>Заменить на модуль subprocess. Пример: subprocess.check_call([sys.executable, "setup.py", ...]). Это исключает использование shell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example/example/settings.py:22</text:p>
          </table:table-cell>
          <table:table-cell office:value-type="string" calcext:value-type="string">
            <text:p>SECRET_KEY = "not-secret"</text:p>
          </table:table-cell>
          <table:table-cell office:value-type="string" calcext:value-type="string">
            <text:p>Use of Hard-coded Credentials. Секретный ключ Django жестко прописан в коде примера. Разработчики часто копируют настройки из примеров в продакшн, что делает их приложения уязвимыми (подделка сессий, токенов сброса пароля).</text:p>
          </table:table-cell>
          <table:table-cell office:value-type="string" calcext:value-type="string">
            <text:p>CWE-798 (Hard-coded Credentials)</text:p>
          </table:table-cell>
          <table:table-cell office:value-type="string" calcext:value-type="string">
            <text:p>Использовать переменные окружения. Пример: os.environ.get("DJANGO_SECRET_KEY", "fallback-for-dev"). Добавить комментарий о недопустимости использования этого ключа в проде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testsettings.py:33</text:p>
          </table:table-cell>
          <table:table-cell office:value-type="string" calcext:value-type="string">
            <text:p>SECRET_KEY = "abcde12345"</text:p>
          </table:table-cell>
          <table:table-cell office:value-type="string" calcext:value-type="string">
            <text:p>Use of Hard-coded Credentials. Аналогичная проблема в настройках тестов. Хотя риск ниже (это тесты), это способствует привычке хардкодить секреты.</text:p>
          </table:table-cell>
          <table:table-cell office:value-type="string" calcext:value-type="string">
            <text:p>CWE-798 (Hard-coded Credentials)</text:p>
          </table:table-cell>
          <table:table-cell office:value-type="string" calcext:value-type="string">
            <text:p>Вынести секрет в переменную окружения или генерировать случайный ключ при запуске тестов, если персистентность не важна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example/example/settings.py:7</text:p>
          </table:table-cell>
          <table:table-cell office:value-type="string" calcext:value-type="string">
            <text:p>DEBUG = True</text:p>
          </table:table-cell>
          <table:table-cell office:value-type="string" calcext:value-type="string">
            <text:p>Debug Mode Enabled. В файле настроек включен режим отладки. При развертывании такого конфига злоумышленник получит доступ к Stack Trace, переменным окружения и исходному коду (Information Exposure).</text:p>
          </table:table-cell>
          <table:table-cell office:value-type="string" calcext:value-type="string">
            <text:p>CWE-489 (Active Debug Code) / CWE-209</text:p>
          </table:table-cell>
          <table:table-cell office:value-type="string" calcext:value-type="string">
            <text:p>Установить DEBUG = os.environ.get("DEBUG", "False") == "True". Это предотвратит случайное включение отладки в продакшене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example/example/settings.py</text:p>
          </table:table-cell>
          <table:table-cell office:value-type="string" calcext:value-type="string">
            <text:p>(Отсутствует)</text:p>
          </table:table-cell>
          <table:table-cell office:value-type="string" calcext:value-type="string">
            <text:p>Missing ALLOWED_HOSTS. В настройках отсутствует явное определение ALLOWED_HOSTS. При DEBUG=False это приведет к DoS (приложение не запустится) или к атакам через заголовок Host (Host Header Injection), если Django &lt; 1.5 (хотя в setup.py указан Django &gt;= 2.2, это все равно важная настройка).</text:p>
          </table:table-cell>
          <table:table-cell office:value-type="string" calcext:value-type="string">
            <text:p>CWE-20 (Improper Input Validation) / Security Misconfiguration</text:p>
          </table:table-cell>
          <table:table-cell office:value-type="string" calcext:value-type="string">
            <text:p>Добавить ALLOWED_HOSTS = os.environ.get("ALLOWED_HOSTS", "localhost").split(",")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mkdocs.py:84</text:p>
          </table:table-cell>
          <table:table-cell office:value-type="string" calcext:value-type="string">
            <text:p>with open(path, "r") as fp: text = fp.read()</text:p>
          </table:table-cell>
          <table:table-cell office:value-type="string" calcext:value-type="string">
            <text:p>Potential Path Traversal (Low Risk). Скрипт рекурсивно обходит директории и открывает файлы. Если в директории документации окажется символическая ссылка на /etc/passwd (созданная злоумышленником в PR), скрипт прочитает её и вставит в HTML.</text:p>
          </table:table-cell>
          <table:table-cell office:value-type="string" calcext:value-type="string">
            <text:p>CWE-22 (Path Traversal) / CWE-59 (Link Following)</text:p>
          </table:table-cell>
          <table:table-cell office:value-type="string" calcext:value-type="string">
            <text:p>При обходе через os.walk проверять, не является ли файл симлинком, или ограничить чтение пределами корневой папки проекта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office:value-type="string" calcext:value-type="string">
            <text:p>vanilla/model_views.py:63</text:p>
          </table:table-cell>
          <table:table-cell office:value-type="string" calcext:value-type="string">
            <text:p>return get_object_or_404(queryset, **lookup)</text:p>
          </table:table-cell>
          <table:table-cell office:value-type="string" calcext:value-type="string">
            <text:p>Logic Flaw / Potential DoS. Метод get_object полагается на то, что lookup_field (по умолчанию pk) уникален. Если разработчик переопределит lookup_field на неуникальное поле (например, slug, который не уникален), get() выбросит MultipleObjectsReturned, что приведет к 500 Server Error вместо 404.</text:p>
          </table:table-cell>
          <table:table-cell office:value-type="string" calcext:value-type="string">
            <text:p>Эвристика AI (Logic Flaw / DoS risk)</text:p>
          </table:table-cell>
          <table:table-cell office:value-type="string" calcext:value-type="string">
            <text:p>Стоит добавить обработку MultipleObjectsReturned и либо возвращать первый объект, либо (лучше) явно указывать в документации требования к уникальности поля lookup.</text:p>
          </table:table-cell>
          <table:table-cell office:value-type="string" calcext:value-type="string">
            <text:p>ЛС</text:p>
          </table:table-cell>
        </table:table-row>
        <table:table-row table:style-name="ro7">
          <table:table-cell/>
          <table:table-cell office:value-type="string" calcext:value-type="string">
            <text:p>mkdocs.py:126</text:p>
          </table:table-cell>
          <table:table-cell office:value-type="string" calcext:value-type="string">
            <text:p>output = (page.replace("{{ content }}", content)...)</text:p>
          </table:table-cell>
          <table:table-cell office:value-type="string" calcext:value-type="string">
            <text:p>Improper Neutralization of Input during Web Page Generation. Ручная сборка HTML через замену строк (replace) вместо использования безопасного шаблонизатора (как Jinja2). Если в Markdown-файлах окажется вредоносный JS, он попадет в итоговый HTML без экранирования.</text:p>
          </table:table-cell>
          <table:table-cell office:value-type="string" calcext:value-type="string">
            <text:p>CWE-79 (XSS)</text:p>
          </table:table-cell>
          <table:table-cell office:value-type="string" calcext:value-type="string">
            <text:p>Использовать безопасный шаблонизатор (Jinja2) с автоэкранированием или убедиться, что markdown библиотека настроена в безопасном режиме (safe_mode), если документация может редактироваться сторонними лица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xample/example/settings.py : ~1-40 </text:p>
            <text:p>django-vanilla-views</text:p>
          </table:table-cell>
          <table:table-cell office:value-type="string" calcext:value-type="string">
            <text:p>SECRET_KEY = "not-secret"</text:p>
          </table:table-cell>
          <table:table-cell office:value-type="string" calcext:value-type="string">
            <text:p>Жёстко зашитый секретный ключ Django в репозитории/коде — позволяет украсть/воссоздать подписи сессий, CSRF-токенов и т.п.; ключ попадает в VCS.</text:p>
          </table:table-cell>
          <table:table-cell office:value-type="string" calcext:value-type="string">
            <text:p>CWE-798 — Use of Hard-coded Credentials (жёстко заданные учётные данные / секреты).</text:p>
          </table:table-cell>
          <table:table-cell office:value-type="string" calcext:value-type="string">
            <text:p>Удалить секреты из кода. Хранить SECRET_KEY в окружении (env var) или в защищённом секретном хранилище (Vault, AWS Secrets Manager). Добавить проверку в развёртывание: отказ от запуска в prod при SECRET_KEY по-умолчанию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testsettings.py : ~1-40 </text:p>
            <text:p>django-vanilla-views</text:p>
          </table:table-cell>
          <table:table-cell office:value-type="string" calcext:value-type="string">
            <text:p>SECRET_KEY = "abcde12345"</text:p>
          </table:table-cell>
          <table:table-cell office:value-type="string" calcext:value-type="string">
            <text:p>Тестовый (и в некоторых CI/локальных конфиг) секрет тоже жёстко захардкожен — риск случайного попадания в продакшен/логирование и т.п.</text:p>
          </table:table-cell>
          <table:table-cell office:value-type="string" calcext:value-type="string">
            <text:p>CWE-798 — Use of Hard-coded Credentials.</text:p>
          </table:table-cell>
          <table:table-cell office:value-type="string" calcext:value-type="string">
            <text:p>Использовать отдельный тестовый секрет, причём не хранить его в VCS; либо генерировать на этапе CI. Пометить файл как тестовый/локальный и исключить из продовских сборок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example/example/settings.py : ~1-20 </text:p>
            <text:p>django-vanilla-views</text:p>
          </table:table-cell>
          <table:table-cell office:value-type="string" calcext:value-type="string">
            <text:p>DEBUG = True</text:p>
          </table:table-cell>
          <table:table-cell office:value-type="string" calcext:value-type="string">
            <text:p>DEBUG = True в настройках примера — при включённом DEBUG приложение раскрывает подробные tracebacks, чувствительные переменные окружения и др. При случайном переносе в staging/prod — утечка данных.</text:p>
          </table:table-cell>
          <table:table-cell office:value-type="string" calcext:value-type="string">
            <text:p>Эвристика / Configuration / Information Exposure (CWE-200).</text:p>
          </table:table-cell>
          <table:table-cell office:value-type="string" calcext:value-type="string">
            <text:p>Не включать DEBUG=True в конфигурации для окружений, доступных извне. Делать DEBUG управляемым через переменные окружения и проверять/откатывать перед деплоем. Настроить ALLOWED_HOSTS, логирование и мониторинг.</text:p>
          </table:table-cell>
          <table:table-cell office:value-type="string" calcext:value-type="string">
            <text:p>ЛС</text:p>
          </table:table-cell>
        </table:table-row>
        <table:table-row table:style-name="ro12">
          <table:table-cell/>
          <table:table-cell office:value-type="string" calcext:value-type="string">
            <text:p>setup.py : ~60-70 </text:p>
            <text:p>django-vanilla-views</text:p>
          </table:table-cell>
          <table:table-cell office:value-type="string" calcext:value-type="string">
            <text:p>if sys.argv[-1] == "publish":\n os.system("python setup.py sdist bdist_wheel upload")</text:p>
          </table:table-cell>
          <table:table-cell office:value-type="string" calcext:value-type="string">
            <text:p>Вызов os.system(...) для запуска shell-команды из кода. Даже если строка фиксированная, это плохая практика: риск выполнения shell при изменении строки, ошибок окружения; os.system запускает shell (shell=True equivalent).</text:p>
          </table:table-cell>
          <table:table-cell office:value-type="string" calcext:value-type="string">
            <text:p>CWE-78 — OS Command Injection / Risky use of shell execution (и «Bad practice»).</text:p>
          </table:table-cell>
          <table:table-cell office:value-type="string" calcext:value-type="string">
            <text:p>Избежать выполнения shell команд из setup-сценариев. Если нужно — использовать subprocess.run(["python","setup.py","sdist","bdist_wheel","upload"], check=True) (shell=False). Лучше вынести публикацию в CI/CD pipeline или отдельный Makefile/скрипт, требующий дополнительной авторизации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mkdocs.py : ~120-160 </text:p>
            <text:p>django-vanilla-views</text:p>
          </table:table-cell>
          <table:table-cell office:value-type="string" calcext:value-type="string">
            <text:p>content = markdown.markdown(text, extensions=["toc"])\noutput = page.replace("{{ content }}", content)\nwith open(output_path, "w") as fp:\n fp.write(output)</text:p>
          </table:table-cell>
          <table:table-cell office:value-type="string" calcext:value-type="string">
            <text:p>Генерация HTML из Markdown без явной санации. Python-Markdown по умолчанию допускает встроенный HTML — если входной Markdown приходит из ненадёжного источника, возможна XSS (вставка &lt;script&gt; и т.п.). Также простая подстановка {{ content }} в шаблон без экранирования усиливает риск.</text:p>
          </table:table-cell>
          <table:table-cell office:value-type="string" calcext:value-type="string">
            <text:p>CWE-79 — Cross-site Scripting (XSS) (если Markdown / вход не доверен). Эвристика AI: template injection / unsafe HTML generation.</text:p>
          </table:table-cell>
          <table:table-cell office:value-type="string" calcext:value-type="string">
            <text:p>Если Markdown может содержать ввод от пользователей — обязательно очищать HTML (например, bleach.clean() с белым списком тегов/атрибутов) либо конфигурировать Markdown так, чтобы он не рендерил сырой HTML. Для шаблонизации использовать безопасный шаблонизатор (Jinja/Django templates) и экранирование. Документация/CI должны явно отмечать, что исходные .md файлы — доверенные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mkdocs.py (toc/anchor creation) : ~120-150 </text:p>
            <text:p>django-vanilla-views</text:p>
          </table:table-cell>
          <table:table-cell office:value-type="string" calcext:value-type="string">
            <text:p>anchor = (title.lower().replace(" ", "-").replace(":-", "-").replace("'", "").replace("?", "").replace(".", ""))</text:p>
          </table:table-cell>
          <table:table-cell office:value-type="string" calcext:value-type="string">
            <text:p>Ручная генерация anchor из заголовка — строковые замены могут допустить необычные символы или привести к коллизиям; если title содержит вредоносный контент и впоследствии вставляется в атрибуты HTML/JS — потенциальный XSS/атрибут-инъекция.</text:p>
          </table:table-cell>
          <table:table-cell office:value-type="string" calcext:value-type="string">
            <text:p>Эвристика AI / CWE-79 (context-sensitive).</text:p>
          </table:table-cell>
          <table:table-cell office:value-type="string" calcext:value-type="string">
            <text:p>Нормализовать заголовки правильно (unicodedata.normalize), удалять/экранировать любые символы, которые попадут в HTML атрибуты; использовать готовые безопасные slugify-функции; валидировать/ограничивать длину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example/templates/notes/note_list.html : ~1-40 </text:p>
            <text:p>django-vanilla-views</text:p>
          </table:table-cell>
          <table:table-cell office:value-type="string" calcext:value-type="string">
            <text:p>&lt;td&gt;{{ note.message }}&lt;/td&gt;</text:p>
          </table:table-cell>
          <table:table-cell office:value-type="string" calcext:value-type="string">
            <text:p>Вывод пользовательского поля note.message в шаблоне. Django по-умолчанию экранирует переменные, но если где-то используется `</text:p>
          </table:table-cell>
          <table:table-cell table:style-name="ce3" office:value-type="string" calcext:value-type="string">
            <text:p>safe` или отключено авто-экранирование — возможен XSS.</text:p>
          </table:table-cell>
          <table:table-cell table:style-name="ce4" office:value-type="string" calcext:value-type="string">
            <text:p>CWE-79 — Cross-site Scripting (XSS) (в шаблонах при отключённом escaping)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mkdocs.py / re.sub usage : ~150-180 </text:p>
            <text:p>django-vanilla-views</text:p>
          </table:table-cell>
          <table:table-cell office:value-type="string" calcext:value-type="string">
            <text:p>output = re.sub(r'a href="([^"]*)\.md"', r'a href="\1%s"' % suffix, output)</text:p>
          </table:table-cell>
          <table:table-cell office:value-type="string" calcext:value-type="string">
            <text:p>Регулярные выражения применяются для трансформации HTML; сложные regex-операции на HTML — хрупкие, могут привести к неправильной обработке и неожиданному включению непроверенных данных (логическая ошибка, потенциальная XSS/breakage).</text:p>
          </table:table-cell>
          <table:table-cell office:value-type="string" calcext:value-type="string">
            <text:p>Logic Flaw / Эвристика AI (хрупкая обработка HTML через regex — потенциальный источник ошибок и побочных эффектов).</text:p>
          </table:table-cell>
          <table:table-cell office:value-type="string" calcext:value-type="string">
            <text:p>Использовать парсер HTML (BeautifulSoup / lxml) или шаблонизатор для корректной модификации ссылок. Добавить юнит-тесты для edge-cases заголовков/ссылок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setup.py : get_version() </text:p>
            <text:p>django-vanilla-views</text:p>
          </table:table-cell>
          <table:table-cell office:value-type="string" calcext:value-type="string">
            <text:p>init_py = open(os.path.join(package, "__init__.py")).read()\nreturn re.search(...).group(1)</text:p>
          </table:table-cell>
          <table:table-cell office:value-type="string" calcext:value-type="string">
            <text:p>Чтение файла __init__.py и парсинг регуляркой — при отсутствии совпадения re.search(...).group(1) выбросит AttributeError. Это не напрямую уязвимость безопасности, но — ненадёжная обработка входных условий (CWE-703/704 style — неправильная обработка ошибок).</text:p>
          </table:table-cell>
          <table:table-cell office:value-type="string" calcext:value-type="string">
            <text:p>CWE-703 / CWE-704 — Incorrect Check for Exceptional Conditions / Incorrect Type Conversion or Cast (эрурическое)</text:p>
          </table:table-cell>
          <table:table-cell office:value-type="string" calcext:value-type="string">
            <text:p>Проверять результат re.search перед вызовом .group(1), подтягивать версии из устойчивых метаданных (например, importlib.metadata) или обрабатывать ошибки с понятным сообщением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setup.py:58</text:p>
          </table:table-cell>
          <table:table-cell office:value-type="string" calcext:value-type="string">
            <text:p>os.system("python setup.py sdist bdist_wheel upload ")</text:p>
          </table:table-cell>
          <table:table-cell office:value-type="string" calcext:value-type="string">
            <text:p>Использование os.system() с жёстко закодированной, но потенциально модифицируемой командой может привести к внедрению произвольных команд, если аргументы подконтрольны злоумышленнику или среда компрометирована. Хотя в данном случае это скрипт для публикации, его наличие в кодовой базе и запуск из командной строки делают его рискованным.</text:p>
          </table:table-cell>
          <table:table-cell office:value-type="string" calcext:value-type="string">
            <text:p>CWE-78 (OS Command Injection)</text:p>
          </table:table-cell>
          <table:table-cell office:value-type="string" calcext:value-type="string">
            <text:p>Заменить на использование подпроцесса с передачей аргументов в виде списка: subprocess.run([sys.executable, "setup.py", "sdist", "bdist_wheel", "upload"], check=True). Это гарантирует, что каждый аргумент обрабатывается отдельно и не интерпретируется оболочкой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mkdocs.py:221</text:p>
          </table:table-cell>
          <table:table-cell office:value-type="string" calcext:value-type="string">
            <text:p>output = re.sub(r' &lt;a class="github" href="([^"]*)" &gt; &lt;/a &gt;', code_label, output)</text:p>
          </table:table-cell>
          <table:table-cell office:value-type="string" calcext:value-type="string">
            <text:p>Регулярное выражение содержит шаблон ([^"]*), который может привести к катастрофическому возврату (catastrophic backtracking) при обработке специально сформированных входных данных (например, длинной строки без кавычек). Это может вызвать отказ в обслуживании (DoS).</text:p>
          </table:table-cell>
          <table:table-cell office:value-type="string" calcext:value-type="string">
            <text:p>Эвристика AI (ReDoS — Regular Expression Denial of Service)</text:p>
          </table:table-cell>
          <table:table-cell office:value-type="string" calcext:value-type="string">
            <text:p>Переписать регулярное выражение, используя нежадный квантификатор или атомарные группы. Например: r' &lt;a class="github" href="([^"]*?)" &gt; &lt;/a &gt;' или использовать парсинг HTML через xml.etree или BeautifulSoup вместо регулярных выражений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mkdocs.py:17</text:p>
          </table:table-cell>
          <table:table-cell office:value-type="string" calcext:value-type="string">
            <text:p>base_url = "file://%s/ " % os.path.normpath(os.path.join(os.getcwd(), html_dir))</text:p>
          </table:table-cell>
          <table:table-cell office:value-type="string" calcext:value-type="string">
            <text:p>Конкатенация путей с использованием строки и последующая подстановка в URL без валидации или эскейпинга может привести к path traversal, если html_dir или текущая директория контролируются внешним источником (например, через CI/CD переменные).</text:p>
          </table:table-cell>
          <table:table-cell office:value-type="string" calcext:value-type="string">
            <text:p>CWE-22 (Path Traversal)</text:p>
          </table:table-cell>
          <table:table-cell office:value-type="string" calcext:value-type="string">
            <text:p>Убедиться, что html_dir — это доверенный путь. При необходимости использовать pathlib.Path.resolve() для нормализации и проверки, что путь находится внутри ожидаемой директории (sandboxing)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mkdocs.py:191</text:p>
          </table:table-cell>
          <table:table-cell office:value-type="string" calcext:value-type="string">
            <text:p>output = re.sub(r'a href="([^"]*)\.md "', r'a href="\1%s "' % suffix, output)</text:p>
          </table:table-cell>
          <table:table-cell office:value-type="string" calcext:value-type="string">
            <text:p>Аналогично строке 221, использование ([^"]*) в регулярном выражении для обработки ненадёжных Markdown-файлов может привести к ReDoS.</text:p>
          </table:table-cell>
          <table:table-cell office:value-type="string" calcext:value-type="string">
            <text:p>Эвристика AI (ReDoS)</text:p>
          </table:table-cell>
          <table:table-cell office:value-type="string" calcext:value-type="string">
            <text:p>Использовать нежадный захват: ([^"]*?) или отказаться от регулярных выражений в пользу парсера Markdown/HTML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vanilla/model_views.py:307</text:p>
          </table:table-cell>
          <table:table-cell office:value-type="string" calcext:value-type="string">
            <text:p>msg = "No URL to redirect to. '%s' must provide 'success_url' or define a 'get_absolute_url()' method on the Model."</text:p>
          </table:table-cell>
          <table:table-cell office:value-type="string" calcext:value-type="string">
            <text:p>Эта строка не является уязвимостью, но демонстрирует потенциальный источник информационной утечки. Сообщения об ошибках, выводимые в продакшене, могут раскрывать внутреннюю структуру приложения.</text:p>
          </table:table-cell>
          <table:table-cell office:value-type="string" calcext:value-type="string">
            <text:p>Эвристика AI (Information Disclosure via Error Message)</text:p>
          </table:table-cell>
          <table:table-cell office:value-type="string" calcext:value-type="string">
            <text:p>Убедиться, что подобные сообщения не попадают в конечный ответ пользователю в режиме DEBUG=False. Использовать общие сообщения об ошибках для конечных пользователей.</text:p>
          </table:table-cell>
          <table:table-cell office:value-type="string" calcext:value-type="string">
            <text:p>ЛС</text:p>
          </table:table-cell>
        </table:table-row>
        <table:table-row table:style-name="ro11">
          <table:table-cell/>
          <table:table-cell office:value-type="string" calcext:value-type="string">
            <text:p>example/example/settings.py:21</text:p>
          </table:table-cell>
          <table:table-cell office:value-type="string" calcext:value-type="string">
            <text:p>SECRET_KEY = "not-secret "</text:p>
          </table:table-cell>
          <table:table-cell office:value-type="string" calcext:value-type="string">
            <text:p>Использование жёстко закодированного, предсказуемого и явно небезопасного значения для SECRET_KEY в настройках проекта. Это критическая уязвимость, позволяющая атакующему подделывать сессии и токены.</text:p>
          </table:table-cell>
          <table:table-cell office:value-type="string" calcext:value-type="string">
            <text:p>CWE-798 (Use of Hard-coded Credentials)</text:p>
          </table:table-cell>
          <table:table-cell office:value-type="string" calcext:value-type="string">
            <text:p>Загружать SECRET_KEY из переменных окружения или защищённого хранилища секретов. Никогда не коммитить реальные или даже тестовые ключи в репозиторий.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2:04:44.737397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20:33:37.428438900</meta:creation-date>
    <dc:date>2025-12-01T02:06:33.965369900</dc:date>
    <meta:editing-duration>PT3H6M20S</meta:editing-duration>
    <meta:editing-cycles>5</meta:editing-cycles>
    <meta:generator>LibreOffice/25.2.6.2$Windows_X86_64 LibreOffice_project/729c5bfe710f5eb71ed3bbde9e06a6065e9c6c5d</meta:generator>
    <meta:document-statistic meta:table-count="3" meta:cell-count="159" meta:object-count="0"/>
  </office:meta>
</office:document-meta>
</file>